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top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9.710208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6" table:default-cell-style-name="ce2"/>
        <table:table-column table:style-name="co8" table:number-columns-repeated="15360" table:default-cell-style-name="ce1"/>
        <table:table-row table:style-name="ro1">
          <table:table-cell office:value-type="string" table:number-columns-spanned="5" table:number-rows-spanned="1" table:style-name="ce10">
            <text:p>Product Backlog</text:p>
          </table:table-cell>
          <table:covered-table-cell table:number-columns-repeated="4"/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Item ID</text:p>
          </table:table-cell>
          <table:table-cell office:value-type="string" table:style-name="ce3">
            <text:p>Beschreibung / Task</text:p>
          </table:table-cell>
          <table:table-cell office:value-type="string" table:style-name="ce3">
            <text:p>Rang /</text:p>
            <text:p><text:span text:style-name="T1">Prio</text:span></text:p>
          </table:table-cell>
          <table:table-cell office:value-type="string" table:style-name="ce3">
            <text:p>Kategorie / Paket</text:p>
          </table:table-cell>
          <table:table-cell office:value-type="string" table:style-name="ce4">
            <text:p>Erledigt?</text:p>
            <text:p>(ja/nein)</text:p>
          </table:table-cell>
          <table:table-cell table:style-name="ce2"/>
          <table:table-cell office:value-type="string" table:style-name="ce2">
            <text:p>Schätzung (Aufwand [h])</text:p>
          </table:table-cell>
          <table:table-cell office:value-type="string" table:style-name="ce2">
            <text:p>Übermittelt</text:p>
          </table:table-cell>
          <table:table-cell table:number-columns-repeated="1637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Ausarbeitung der Zieldefinitio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Erstellung Zeitpla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Erstellung Pflichtenheft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Recherche zu erfolgreicher Kommunikatio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Sammeln themenspezifischer Fragen zur</text:p>
            <text:p>Erfassung der Problematik eines LMS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8">
            <text:p>Sammeln von Fragen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8">
            <text:p>Filtern ungenügender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8">
            <text:p>Verbessern der ungenügenden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8">
            <text:p>Entfernen der ungenügenden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8">
            <text:p>Anlegen der Umfrage im Lime-Survey Umfrageprogramm</text:p>
          </table:table-cell>
          <table:table-cell office:value-type="float" office:value="3" table:style-name="ce5">
            <text:p>3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8">
            <text:p>Versenden der Umfrage und Zwischenkontroll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8">
            <text:p>Auswertung der Ergebnisse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8">
            <text:p>Modellierung der Ergebnisse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8">
            <text:p><text:span text:style-name="T1">Interpretation der<text:s/></text:span><text:span text:style-name="T1">Auswertung</text:span>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8">
            <text:p>Prüfung der Umsetzbarkeit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8">
            <text:p>Formulierung der Anforderungen</text:p>
          </table:table-cell>
          <table:table-cell office:value-type="float" office:value="7" table:style-name="ce5">
            <text:p>7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8">
            <text:p>Modellierung der Anforderungen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Aufteilung in Unteranforderungen</text:p>
          </table:table-cell>
          <table:table-cell office:value-type="float" office:value="9" table:style-name="ce5">
            <text:p>9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8">
            <text:p>Überblick über die Möglichkeiten des HSMoodle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8">
            <text:p>Sammeln von Lösungen des HSMoodle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8">
            <text:p>Darstellung als UML-Diagramm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8">
            <text:p>Prüfung der Lösungen</text:p>
          </table:table-cell>
          <table:table-cell office:value-type="float" office:value="11" table:style-name="ce5">
            <text:p>11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8">
            <text:p>Analyse der Lösungen</text:p>
          </table:table-cell>
          <table:table-cell office:value-type="float" office:value="12" table:style-name="ce5">
            <text:p>12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number-columns-repeated="16377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8">
            <text:p>Auswahl der besten Lösungen</text:p>
          </table:table-cell>
          <table:table-cell office:value-type="float" office:value="12" table:style-name="ce5">
            <text:p>12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6">
            <text:p>Erfassung der Schritte zur Umsetzung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Erweiterung jedes Schrittes um Begründung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Festlegung Reihenfolge der Schritte</text:p>
          </table:table-cell>
          <table:table-cell office:value-type="float" office:value="14" table:style-name="ce5">
            <text:p>14</text:p>
          </table:table-cell>
          <table:table-cell office:value-type="string" table:style-name="ce9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9">
            <text:p>Erweiterung um Screenshots</text:p>
          </table:table-cell>
          <table:table-cell office:value-type="float" office:value="15" table:style-name="ce5">
            <text:p>15</text:p>
          </table:table-cell>
          <table:table-cell office:value-type="string" table:style-name="ce9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9">
            <text:p>Erweiterung um Diagramme</text:p>
          </table:table-cell>
          <table:table-cell office:value-type="float" office:value="16" table:style-name="ce5">
            <text:p>16</text:p>
          </table:table-cell>
          <table:table-cell office:value-type="string" table:style-name="ce9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9">
            <text:p>Kontrollierung, Verbesserung</text:p>
          </table:table-cell>
          <table:table-cell office:value-type="float" office:value="17" table:style-name="ce5">
            <text:p>17</text:p>
          </table:table-cell>
          <table:table-cell office:value-type="string" table:style-name="ce9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9">
            <text:p>Sammlung themenspezifischer Materialien</text:p>
          </table:table-cell>
          <table:table-cell office:value-type="float" office:value="18" table:style-name="ce5">
            <text:p>18</text:p>
          </table:table-cell>
          <table:table-cell office:value-type="string" table:style-name="ce9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9">
            <text:p>Erarbeiten Präsentationskonzept</text:p>
          </table:table-cell>
          <table:table-cell office:value-type="float" office:value="19" table:style-name="ce5">
            <text:p>19</text:p>
          </table:table-cell>
          <table:table-cell office:value-type="string" table:style-name="ce9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9">
            <text:p>Erstellung der Poster</text:p>
          </table:table-cell>
          <table:table-cell office:value-type="float" office:value="19" table:style-name="ce5">
            <text:p>19</text:p>
          </table:table-cell>
          <table:table-cell office:value-type="string" table:style-name="ce9">
            <text:p>Einarbeitung</text:p>
          </table:table-cell>
          <table:table-cell office:value-type="string" table:style-name="ce7">
            <text:p>nein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9">
            <text:p>Standvorbereitung</text:p>
          </table:table-cell>
          <table:table-cell office:value-type="float" office:value="20" table:style-name="ce5">
            <text:p>20</text:p>
          </table:table-cell>
          <table:table-cell office:value-type="string" table:style-name="ce9">
            <text:p>Einarbeitung</text:p>
          </table:table-cell>
          <table:table-cell office:value-type="string" table:style-name="ce7">
            <text:p>nein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9">
            <text:p>individuelle Vorbereitung</text:p>
          </table:table-cell>
          <table:table-cell office:value-type="float" office:value="20" table:style-name="ce5">
            <text:p>20</text:p>
          </table:table-cell>
          <table:table-cell office:value-type="string" table:style-name="ce9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bias Jünemann</meta:initial-creator>
    <dc:creator>K-leb k-tcha</dc:creator>
    <meta:creation-date>2016-04-05T12:40:38Z</meta:creation-date>
    <dc:date>2016-04-06T18:35:25Z</dc:date>
    <meta:editing-cycles>22</meta:editing-cycles>
    <meta:editing-duration>PT0S</meta:editing-duration>
    <meta:user-defined meta:name="WorkbookGuid">89de0f11-2821-45c3-80ab-9444b24d9b6f</meta:user-defined>
  </office:meta>
</office:document-meta>
</file>